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7960" officeooo:paragraph-rsid="001479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estion: Were you successful? Most likely, no ping between these two network devices.</text:p>
      <text:p text:style-name="P1">No not seccessfull . Its time out as we didn’t put any ip address for the switches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5:27:04.342794502</meta:creation-date>
    <dc:date>2023-10-25T15:47:32.489606775</dc:date>
    <meta:editing-duration>PT10M18S</meta:editing-duration>
    <meta:editing-cycles>1</meta:editing-cycles>
    <meta:document-statistic meta:table-count="0" meta:image-count="0" meta:object-count="0" meta:page-count="1" meta:paragraph-count="2" meta:word-count="30" meta:character-count="168" meta:non-whitespace-character-count="139"/>
    <meta:generator>LibreOffice/7.3.7.2$Linux_X86_64 LibreOffice_project/30$Build-2</meta:generator>
  </office:meta>
</office:document-meta>
</file>